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2.058cm" table:align="left"/>
    </style:style>
    <style:style style:name="Tabela1.A" style:family="table-column">
      <style:table-column-properties style:column-width="3.658cm"/>
    </style:style>
    <style:style style:name="Tabela1.B" style:family="table-column">
      <style:table-column-properties style:column-width="2.856cm"/>
    </style:style>
    <style:style style:name="Tabela1.C" style:family="table-column">
      <style:table-column-properties style:column-width="3.408cm"/>
    </style:style>
    <style:style style:name="Tabela1.D" style:family="table-column">
      <style:table-column-properties style:column-width="2.13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8.204cm" fo:margin-left="2.365cm" fo:margin-right="3.283cm" table:align="margins"/>
    </style:style>
    <style:style style:name="Tabela2.A" style:family="table-column">
      <style:table-column-properties style:column-width="2.051cm" style:rel-column-width="16383*"/>
    </style:style>
    <style:style style:name="Tabela2.D" style:family="table-column">
      <style:table-column-properties style:column-width="2.051cm" style:rel-column-width="16386*"/>
    </style:style>
    <style:style style:name="Tabela2.1" style:family="table-row">
      <style:table-row-properties style:min-row-height="0.683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D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padding="0cm" fo:border="none"/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padding="0cm" fo:border="none"/>
      <style:text-properties style:font-name="Verdana" fo:font-size="10pt" style:font-size-asian="10pt" style:font-size-complex="10pt"/>
    </style:style>
    <style:style style:name="P6" style:family="paragraph" style:parent-style-name="Standard">
      <style:text-properties style:font-name="Verdana" fo:font-size="10pt" style:font-size-asian="10pt" style:font-size-complex="10pt"/>
    </style:style>
    <style:style style:name="P7" style:family="paragraph" style:parent-style-name="Standard" style:list-style-name="L1">
      <style:text-properties style:font-name="Verdana" fo:font-size="10pt" style:font-size-asian="10pt" style:font-size-complex="10pt"/>
    </style:style>
    <style:style style:name="P8" style:family="paragraph" style:parent-style-name="Standard" style:list-style-name="L2">
      <style:text-properties style:font-name="Verdana" fo:font-size="10pt" style:font-size-asian="10pt" style:font-size-complex="10pt"/>
    </style:style>
    <style:style style:name="P9" style:family="paragraph" style:parent-style-name="Standard" style:list-style-name="L3">
      <style:text-properties style:font-name="Verdana" fo:font-size="10pt" style:font-size-asian="10pt" style:font-size-complex="10pt"/>
    </style:style>
    <style:style style:name="P10" style:family="paragraph" style:parent-style-name="Standard" style:list-style-name="L4">
      <style:text-properties style:font-name="Verdana" fo:font-size="10pt" style:font-size-asian="10pt" style:font-size-complex="10pt"/>
    </style:style>
    <style:style style:name="P11" style:family="paragraph" style:parent-style-name="Standard" style:list-style-name="L5">
      <style:text-properties style:font-name="Verdana" fo:font-size="10pt" style:font-size-asian="10pt" style:font-size-complex="10pt"/>
    </style:style>
    <style:style style:name="P12" style:family="paragraph" style:parent-style-name="Standard" style:list-style-name="L18"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4" style:family="paragraph" style:parent-style-name="Standard" style:list-style-name="L13">
      <style:text-properties style:font-name="Verdana" fo:font-size="10pt" style:font-size-asian="10pt" style:font-size-complex="10pt"/>
    </style:style>
    <style:style style:name="P15" style:family="paragraph" style:parent-style-name="Standard" style:list-style-name="L16">
      <style:text-properties style:font-name="Verdana" fo:font-size="10pt" style:font-size-asian="10pt" style:font-size-complex="10pt"/>
    </style:style>
    <style:style style:name="P16" style:family="paragraph" style:parent-style-name="Standard" style:list-style-name="L17">
      <style:text-properties style:font-name="Verdana" fo:font-size="10pt" style:font-size-asian="10pt" style:font-size-complex="10pt"/>
    </style:style>
    <style:style style:name="P1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list-style-name="L6">
      <style:text-properties style:font-name="Verdana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7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9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10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11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 style:list-style-name="L5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Table_20_Contents">
      <style:paragraph-properties fo:padding="0cm" fo:border="non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padding="0cm" fo:border="none"/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28" style:family="paragraph" style:parent-style-name="Text_20_body">
      <style:text-properties style:font-name="Verdan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Zasady projektowania relacyjnych baz danych</text:p>
      <text:p text:style-name="P1"/>
      <text:list xml:id="list7720986425841852991" text:style-name="L1">
        <text:list-item>
          <text:p text:style-name="P7">Wprowadzenie</text:p>
        </text:list-item>
      </text:list>
      <text:p text:style-name="P1"/>
      <text:p text:style-name="P1"><text:span text:style-name="T1">Zalety</text:span> korzystania z komputerowych baz danych:</text:p>
      <text:list xml:id="list7458148620315095725" text:style-name="L2">
        <text:list-item>
          <text:p text:style-name="P8">szybkie wyszukiwanie informacji</text:p>
        </text:list-item>
        <text:list-item>
          <text:p text:style-name="P8">łatwe wykonywanie obliczeń</text:p>
        </text:list-item>
        <text:list-item>
          <text:p text:style-name="P8">możliwość przechowywania dużej ilości danych na małej powierzchni</text:p>
        </text:list-item>
        <text:list-item>
          <text:p text:style-name="P8">szybkie porządkowanie danych</text:p>
        </text:list-item>
      </text:list>
      <text:p text:style-name="P1"/>
      <text:p text:style-name="P1">def.</text:p>
      <text:p text:style-name="P1"><text:span text:style-name="T1">Baza danych</text:span> to uporządkowany zbiór danych z określonej dziedziny tematycznej, zorganizowany w sposób ułatwiający do nich dostęp.</text:p>
      <text:p text:style-name="P1"/>
      <text:p text:style-name="P1"><text:span text:style-name="T1">System zarządzania bazą danych</text:span> to program zarządzający danymi w bazie i umożliwiający ich przetwarzanie <text:span text:style-name="T1">SZBD</text:span>.</text:p>
      <text:p text:style-name="P1"/>
      <text:p text:style-name="P1"><text:span text:style-name="T1">System bazy danych</text:span> to baza danych i system zarządzania bazą danych.</text:p>
      <text:p text:style-name="P1"/>
      <text:list xml:id="list2125162542884589165" text:style-name="L3">
        <text:list-item>
          <text:p text:style-name="P9"><text:span text:style-name="T1">Modele</text:span> baz danych</text:p>
        </text:list-item>
      </text:list>
      <text:list xml:id="list9190477864004028211" text:style-name="L4">
        <text:list-item>
          <text:p text:style-name="P10"><text:span text:style-name="T1">Model jednorodny</text:span> – proste bazy danych oparte na tabeli.</text:p>
        </text:list-item>
      </text:list>
      <text:list xml:id="list9081262520456045928" text:style-name="L5">
        <text:list-item>
          <text:p text:style-name="P11"><text:span text:style-name="T1">Model hierarchiczny</text:span> – dane zorganizowane są w postaci drzewa. Informacja jest zawarta w dokumentach oraz strukturze drzewa.</text:p>
        </text:list-item>
        <text:list-item>
          <text:p text:style-name="P11"><text:span text:style-name="T1">Model sieciowy</text:span> – połączenia między dokumentami tworzą sieć. Informacja jest zawarta w dokumentach oraz w przebiegu połączeń sieci.</text:p>
        </text:list-item>
        <text:list-item>
          <text:p text:style-name="P11"><text:span text:style-name="T1">Model obiektowy</text:span> – łączy cechy programów komputerowych tworzonych w językach programowania obiektowego z cechami aplikacji bazodanowych. Obiekt w bazie reprezentuje obiekt w świecie rzeczywistym.</text:p>
        </text:list-item>
        <text:list-item>
          <text:p text:style-name="P24"><text:span text:style-name="T1">Model relacyjny</text:span> – informacja zapisywana jest w <text:span text:style-name="T1">tabeli</text:span><text:span text:style-name="T2"> w formie </text:span><text:span text:style-name="T1">wierszy</text:span><text:span text:style-name="T2">. Tabele tworzą między sobą powiązania zwane relacjami.</text:span></text:p>
        </text:list-item>
        <text:list-item>
          <text:p text:style-name="P11"><text:span text:style-name="T1">Model postrelacyjny</text:span><text:span text:style-name="T2"> – są to bazy relacyjne poszerzone np. o elementy obiektowości, obsługę XML, rozwiązania analityczne, zapytania historyczne.</text:span></text:p>
        </text:list-item>
      </text:list>
      <text:p text:style-name="P2"/>
      <text:list xml:id="list7444212242766641527" text:style-name="L6">
        <text:list-item>
          <text:p text:style-name="P18">Relacyjny model danych</text:p>
        </text:list-item>
      </text:list>
      <text:p text:style-name="P2"/>
      <text:p text:style-name="P2"><text:span text:style-name="T1">Cechy</text:span> relacyjnego modelu danych:</text:p>
      <text:list xml:id="list7154583144721028774" text:style-name="L9">
        <text:list-item>
          <text:p text:style-name="P21">występowanie relacji między tabelami</text:p>
        </text:list-item>
      </text:list>
      <text:list xml:id="list7443818783169186584" text:style-name="L10">
        <text:list-item>
          <text:p text:style-name="P22">podstawową formą przechowywania danych jest <text:span text:style-name="T1">tabela.</text:span></text:p>
        </text:list-item>
        <text:list-item>
          <text:p text:style-name="P22">poprzez użycie kombinacji „<text:span text:style-name="T1">wartość klucza podstawowego, nazwa tabeli i nazwa kolumny</text:span>” musi istnieć dostęp do dowolnych danych</text:p>
        </text:list-item>
        <text:list-item>
          <text:p text:style-name="P22">musi być obsługiwana wartość NULL</text:p>
        </text:list-item>
        <text:list-item>
          <text:p text:style-name="P22">integralność danych powinna być naturalną cechą projektu bazy danych.</text:p>
        </text:list-item>
      </text:list>
      <text:p text:style-name="P2"/>
      <text:p text:style-name="P2"><text:span text:style-name="T1">Korzyści</text:span> płynąc z używania modelu relacyjnego:</text:p>
      <text:list xml:id="list5818276429387352700" text:style-name="L11">
        <text:list-item>
          <text:p text:style-name="P23">efektywność przechowywania danych</text:p>
        </text:list-item>
        <text:list-item>
          <text:p text:style-name="P23">pewność integralności danych</text:p>
        </text:list-item>
        <text:list-item>
          <text:p text:style-name="P23">możliwość rozbudowy bazy danych</text:p>
        </text:list-item>
        <text:list-item>
          <text:p text:style-name="P23">możliwość łatwej zmiany w strukturze bazy danych</text:p>
        </text:list-item>
        <text:list-item>
          <text:p text:style-name="P23">zwiększenie szybkości dostępu do danych.</text:p>
        </text:list-item>
      </text:list>
      <text:p text:style-name="P2"/>
      <text:p text:style-name="P2">Nomenklaturę podstawowych obiektów bazodanowe w różnych terminologiach. Od czystej teorii – do wdrożenia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Teoria relacyjna</text:p>
          </table:table-cell>
          <table:table-cell table:style-name="Tabela1.A1" office:value-type="string">
            <text:p text:style-name="P4">Model ER</text:p>
          </table:table-cell>
          <table:table-cell table:style-name="Tabela1.A1" office:value-type="string">
            <text:p text:style-name="P25">Relacyjne bazy</text:p>
          </table:table-cell>
          <table:table-cell table:style-name="Tabela1.A1" office:value-type="string">
            <text:p text:style-name="P4">Aplikacje</text:p>
          </table:table-cell>
        </table:table-row>
        <table:table-row>
          <table:table-cell table:style-name="Tabela1.A1" office:value-type="string">
            <text:p text:style-name="P5">Relacja</text:p>
          </table:table-cell>
          <table:table-cell table:style-name="Tabela1.A1" office:value-type="string">
            <text:p text:style-name="P5">Encja</text:p>
          </table:table-cell>
          <table:table-cell table:style-name="Tabela1.A1" office:value-type="string">
            <text:p text:style-name="P26">Tabela</text:p>
          </table:table-cell>
          <table:table-cell table:style-name="Tabela1.A1" office:value-type="string">
            <text:p text:style-name="P5">Klasa</text:p>
          </table:table-cell>
        </table:table-row>
        <table:table-row>
          <table:table-cell table:style-name="Tabela1.A1" office:value-type="string">
            <text:p text:style-name="P5">Krotka</text:p>
          </table:table-cell>
          <table:table-cell table:style-name="Tabela1.A1" office:value-type="string">
            <text:p text:style-name="P5">Instancja</text:p>
          </table:table-cell>
          <table:table-cell table:style-name="Tabela1.A1" office:value-type="string">
            <text:p text:style-name="P26">Wiersz</text:p>
          </table:table-cell>
          <table:table-cell table:style-name="Tabela1.A1" office:value-type="string">
            <text:p text:style-name="P26">Rekord</text:p>
          </table:table-cell>
        </table:table-row>
        <table:table-row>
          <table:table-cell table:style-name="Tabela1.A1" office:value-type="string">
            <text:p text:style-name="P5">Atrybut</text:p>
          </table:table-cell>
          <table:table-cell table:style-name="Tabela1.A1" office:value-type="string">
            <text:p text:style-name="P5">Atrybut</text:p>
          </table:table-cell>
          <table:table-cell table:style-name="Tabela1.A1" office:value-type="string">
            <text:p text:style-name="P26">Kolumna</text:p>
          </table:table-cell>
          <table:table-cell table:style-name="Tabela1.A1" office:value-type="string">
            <text:p text:style-name="P26">Pole</text:p>
          </table:table-cell>
        </table:table-row>
        <table:table-row>
          <table:table-cell table:style-name="Tabela1.A1" office:value-type="string">
            <text:p text:style-name="P5">Dziedzina</text:p>
          </table:table-cell>
          <table:table-cell table:style-name="Tabela1.A1" office:value-type="string">
            <text:p text:style-name="P5">Dziedzina/Typ</text:p>
          </table:table-cell>
          <table:table-cell table:style-name="Tabela1.A1" office:value-type="string">
            <text:p text:style-name="P26">Typ danych</text:p>
          </table:table-cell>
          <table:table-cell table:style-name="Tabela1.A1" office:value-type="string">
            <text:p text:style-name="P5">-</text:p>
          </table:table-cell>
        </table:table-row>
      </table:table>
      <text:p text:style-name="P28"/>
      <text:p text:style-name="P17"/>
      <text:p text:style-name="P1"/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27"/>
          </table:table-cell>
          <table:table-cell table:style-name="Tabela2.A1" office:value-type="string">
            <text:p text:style-name="P27"/>
          </table:table-cell>
          <table:table-cell table:style-name="Tabela2.A1" office:value-type="string">
            <text:p text:style-name="P27"/>
          </table:table-cell>
          <table:table-cell table:style-name="Tabela2.D1" office:value-type="string">
            <text:p text:style-name="P27"/>
          </table:table-cell>
        </table:table-row>
        <table:table-row table:style-name="Tabela2.1"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D2" office:value-type="string">
            <text:p text:style-name="P27"/>
          </table:table-cell>
        </table:table-row>
        <table:table-row table:style-name="Tabela2.1"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D2" office:value-type="string">
            <text:p text:style-name="P27"/>
          </table:table-cell>
        </table:table-row>
        <table:table-row table:style-name="Tabela2.1"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D2" office:value-type="string">
            <text:p text:style-name="P27"/>
          </table:table-cell>
        </table:table-row>
      </table:table>
      <text:p text:style-name="P13"/>
      <text:p text:style-name="P1"/>
      <text:p text:style-name="P1"/>
      <text:p text:style-name="P1"/>
      <text:p text:style-name="P1"><text:span text:style-name="T1">Klucz podstawowy</text:span> – jest to minimalna kombinacja pól identyfikująca każdy rekord w tabeli w sposób jednoznaczny.</text:p>
      <text:p text:style-name="P1"/>
      <text:p text:style-name="P1"><text:span text:style-name="T1">Klucz sztuczny</text:span> – to pole zawierające unikatowy numer identyfikacyjny nadany w sposób sztuczny każdemu obiektowi umieszczonemu w tabeli.</text:p>
      <text:p text:style-name="P1"/>
      <text:p text:style-name="P1"><text:span text:style-name="T1">Klucz obcy</text:span> – to jedno pole lub więcej pól tabeli, które odwołują się do pola lub pól klucza podstawowego w innej tabeli. Klucz obcy pokazuje w jaki sposób tabele są powiązane. Jest niezbędny do zdefiniowania połączenia między tabelami.</text:p>
      <text:p text:style-name="P1"/>
      <text:p text:style-name="P1"><text:span text:style-name="T1">Relacja</text:span> – jest to zdefiniowanie logicznego połączenia między tabelami bazy danych. W efekcie zmianę wiersza bieżącego w tabeli głównej powoduje automatyczną zmianę wiersza bieżącego w taeli przyłączonej.</text:p>
      <text:p text:style-name="P1"/>
      <text:p text:style-name="P1"/>
      <text:p text:style-name="P1"><text:soft-page-break/>Typy relacji:</text:p>
      <text:list xml:id="list6505646009643593442" text:style-name="L13">
        <text:list-item>
          <text:p text:style-name="P14">„<text:span text:style-name="T1">jeden do jednego</text:span>” - <text:span text:style-name="T1">Pojedynczemu</text:span> rekordowi z jednej tabeli odpowiada <text:span text:style-name="T1">tylko</text:span> <text:span text:style-name="T1">jeden</text:span> rekord z drugiej tabeli oraz <text:span text:style-name="T1">pojedynczemu</text:span> rekordowi z drugiej tabeli odpowiada <text:span text:style-name="T1">tylko jeden</text:span> rekord z pierwszej tabeli.</text:p>
        </text:list-item>
      </text:list>
      <text:list xml:id="list5450778212785786476" text:style-name="L16">
        <text:list-item>
          <text:p text:style-name="P15">„<text:span text:style-name="T1">jednen do wielu</text:span>” - Pojedynczemu rekordowi z jednej tabeli odpowiada <text:span text:style-name="T1">wiele</text:span> rekordów z drugiej tabeli oraz <text:span text:style-name="T1">pojedynczemu</text:span> rekordowi z drugiej tabeli odpowiada <text:span text:style-name="T1">tylko jeden</text:span> rekord z pierwszej tabeli.</text:p>
        </text:list-item>
      </text:list>
      <text:list xml:id="list2877839187738379979" text:style-name="L17">
        <text:list-item>
          <text:p text:style-name="P16">„<text:span text:style-name="T1">wiele do wielu</text:span>” - <text:s/><text:span text:style-name="T1">każdemu</text:span> rekordowi z <text:span text:style-name="T1">1. </text:span>tabeli może odpowiadać <text:span text:style-name="T1">wiele</text:span> rekordów z 2. tabeli i każdemu rekordowi z 2. tabeli może odpowiadać wiele rekordów z 1. tabeli.</text:p>
        </text:list-item>
      </text:list>
      <text:p text:style-name="P1"/>
      <text:p text:style-name="P1">Zasady projektowania bazy danych:</text:p>
      <text:list xml:id="list4491421200205174025" text:style-name="L18">
        <text:list-item>
          <text:p text:style-name="P12">planowanie bazy danych</text:p>
        </text:list-item>
        <text:list-item>
          <text:p text:style-name="P12">tworzenie modelu konceptualnego (diagramu ERD – diagram związków encji)</text:p>
        </text:list-item>
        <text:list-item>
          <text:p text:style-name="P12">transformacja modelu konceptualnego na model relacyjny</text:p>
        </text:list-item>
        <text:list-item>
          <text:p text:style-name="P12">proces normalizacji bazy danych</text:p>
        </text:list-item>
        <text:list-item>
          <text:p text:style-name="P12">wybór struktur i określenie zasad dostępu do bazy dany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05T08:54:55.12</meta:creation-date>
    <dc:date>2023-09-18T11:44:02.84</dc:date>
    <meta:editing-duration>PT1H12M32S</meta:editing-duration>
    <meta:editing-cycles>22</meta:editing-cycles>
    <meta:generator>OpenOffice/4.1.13$Win32 OpenOffice.org_project/4113m1$Build-9810</meta:generator>
    <meta:document-statistic meta:table-count="2" meta:image-count="0" meta:object-count="0" meta:page-count="2" meta:paragraph-count="66" meta:word-count="549" meta:character-count="3759"/>
  </office:meta>
</office:document-meta>
</file>